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text-indent="0.3937in"/>
    </style:style>
    <style:style style:name="T2" style:parent-style-name="Fonteparág.padrão" style:family="text">
      <style:text-properties fo:font-weight="bold" style:font-weight-asian="bold"/>
    </style:style>
    <style:style style:name="T3" style:parent-style-name="Hyperlink" style:family="text">
      <style:text-properties style:use-window-font-color="true" style:text-underline-type="none"/>
    </style:style>
    <style:style style:name="P4" style:parent-style-name="Normal" style:family="paragraph">
      <style:paragraph-properties fo:text-align="justify" fo:text-indent="0.3937in"/>
    </style:style>
    <style:style style:name="P5" style:parent-style-name="Normal" style:family="paragraph">
      <style:paragraph-properties fo:text-align="justify" fo:text-indent="0.3937in"/>
    </style:style>
    <style:style style:name="T6" style:parent-style-name="Fonteparág.padrão" style:family="text">
      <style:text-properties fo:background-color="#FFFFFF" fo:language="en" fo:country="US"/>
    </style:style>
    <style:style style:name="T7" style:parent-style-name="apple-converted-space" style:family="text">
      <style:text-properties fo:background-color="#FFFFFF" fo:language="en" fo:country="US"/>
    </style:style>
    <style:style style:name="T8" style:parent-style-name="Forte" style:family="text">
      <style:text-properties fo:background-color="#FFFFFF" fo:language="en" fo:country="US"/>
    </style:style>
    <style:style style:name="T9" style:parent-style-name="apple-converted-space" style:family="text">
      <style:text-properties fo:font-weight="bold" style:font-weight-asian="bold" style:font-weight-complex="bold" fo:background-color="#FFFFFF" fo:language="en" fo:country="US"/>
    </style:style>
    <style:style style:name="T10" style:parent-style-name="Fonteparág.padrão" style:family="text">
      <style:text-properties fo:background-color="#FFFFFF" fo:language="en" fo:country="US"/>
    </style:style>
    <style:style style:name="T11" style:parent-style-name="Fonteparág.padrão" style:family="text">
      <style:text-properties fo:background-color="#FFFFFF" fo:language="en" fo:country="US"/>
    </style:style>
    <style:style style:name="T12" style:parent-style-name="Fonteparág.padrão" style:family="text">
      <style:text-properties fo:background-color="#FFFFFF"/>
    </style:style>
    <style:style style:name="P13" style:parent-style-name="Normal" style:family="paragraph">
      <style:paragraph-properties fo:text-align="justify" fo:text-indent="0.3937in"/>
    </style:style>
    <style:style style:name="P14" style:parent-style-name="Normal" style:family="paragraph">
      <style:paragraph-properties fo:text-align="justify" fo:text-indent="0.3937in"/>
    </style:style>
    <style:style style:name="T15" style:parent-style-name="Fonteparág.padrão" style:family="text">
      <style:text-properties fo:font-weight="bold" style:font-weight-asian="bold"/>
    </style:style>
    <style:style style:name="T16" style:parent-style-name="Fonteparág.padrão" style:family="text">
      <style:text-properties fo:language="en" fo:country="US"/>
    </style:style>
    <style:style style:name="T17" style:parent-style-name="Fonteparág.padrão" style:family="text">
      <style:text-properties fo:color="#222222" fo:background-color="#FFFFFF" fo:language="en" fo:country="US"/>
    </style:style>
    <style:style style:name="T18" style:parent-style-name="Fonteparág.padrão" style:family="text">
      <style:text-properties fo:color="#222222" fo:background-color="#FFFFFF" fo:language="en" fo:country="US"/>
    </style:style>
    <style:style style:name="P19" style:parent-style-name="Normal" style:family="paragraph">
      <style:paragraph-properties fo:text-align="justify" fo:text-indent="0.3937in"/>
      <style:text-properties fo:language="en" fo:country="US"/>
    </style:style>
    <style:style style:name="P20" style:parent-style-name="Normal" style:family="paragraph">
      <style:paragraph-properties fo:text-indent="0.3937in"/>
    </style:style>
    <style:style style:name="T21" style:parent-style-name="Fonteparág.padrão" style:family="text">
      <style:text-properties fo:background-color="#FFFFFF" fo:language="en" fo:country="US"/>
    </style:style>
    <style:style style:name="T22" style:parent-style-name="apple-converted-space" style:family="text">
      <style:text-properties fo:background-color="#FFFFFF" fo:language="en" fo:country="US"/>
    </style:style>
    <style:style style:name="T23" style:parent-style-name="Forte" style:family="text">
      <style:text-properties fo:background-color="#FFFFFF" fo:language="en" fo:country="US"/>
    </style:style>
    <style:style style:name="T24" style:parent-style-name="apple-converted-space" style:family="text">
      <style:text-properties fo:font-weight="bold" style:font-weight-asian="bold" style:font-weight-complex="bold" fo:background-color="#FFFFFF" fo:language="en" fo:country="US"/>
    </style:style>
    <style:style style:name="T25" style:parent-style-name="Fonteparág.padrão" style:family="text">
      <style:text-properties fo:background-color="#FFFFFF" fo:language="en" fo:country="US"/>
    </style:style>
    <style:style style:name="P26" style:parent-style-name="Normal" style:family="paragraph">
      <style:paragraph-properties fo:text-align="justify" fo:text-indent="0.3937in"/>
      <style:text-properties fo:language="en" fo:country="US"/>
    </style:style>
    <style:style style:name="P27" style:parent-style-name="Normal" style:family="paragraph">
      <style:paragraph-properties fo:text-align="justify" fo:text-indent="0.3937in"/>
    </style:style>
    <style:style style:name="T28" style:parent-style-name="Fonteparág.padrão" style:family="text">
      <style:text-properties fo:language="en" fo:country="US"/>
    </style:style>
    <style:style style:name="T29" style:parent-style-name="Fonteparág.padrão" style:family="text">
      <style:text-properties fo:font-weight="bold" style:font-weight-asian="bold" fo:language="en" fo:country="US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language="en" fo:country="US"/>
    </style:style>
    <style:style style:name="T32" style:parent-style-name="Fonteparág.padrão" style:family="text">
      <style:text-properties fo:color="#222222" fo:background-color="#FFFFFF"/>
    </style:style>
    <style:style style:name="T33" style:parent-style-name="Fonteparág.padrão" style:family="text">
      <style:text-properties fo:color="#222222" fo:background-color="#FFFFFF"/>
    </style:style>
    <style:style style:name="P34" style:parent-style-name="Normal" style:family="paragraph">
      <style:paragraph-properties fo:text-indent="0.3937in"/>
      <style:text-properties fo:color="#222222" fo:background-color="#FFFFFF"/>
    </style:style>
    <style:style style:name="P35" style:parent-style-name="Normal" style:family="paragraph">
      <style:paragraph-properties fo:text-indent="0.3937in"/>
    </style:style>
    <style:style style:name="T36" style:parent-style-name="Fonteparág.padrão" style:family="text">
      <style:text-properties fo:color="#222222" fo:background-color="#FFFFFF"/>
    </style:style>
    <style:style style:name="T37" style:parent-style-name="apple-converted-space" style:family="text">
      <style:text-properties fo:color="#222222" fo:background-color="#FFFFFF"/>
    </style:style>
    <style:style style:name="T38" style:parent-style-name="Forte" style:family="text">
      <style:text-properties fo:color="#222222" fo:background-color="#FFFFFF"/>
    </style:style>
    <style:style style:name="T39" style:parent-style-name="apple-converted-space" style:family="text">
      <style:text-properties fo:font-weight="bold" style:font-weight-asian="bold" style:font-weight-complex="bold" fo:color="#222222" fo:background-color="#FFFFFF"/>
    </style:style>
    <style:style style:name="T40" style:parent-style-name="Fonteparág.padrão" style:family="text">
      <style:text-properties fo:color="#222222" fo:background-color="#FFFFFF"/>
    </style:style>
    <style:style style:name="P41" style:parent-style-name="Normal" style:family="paragraph">
      <style:paragraph-properties fo:text-indent="0.3937in"/>
      <style:text-properties fo:color="#222222" fo:background-color="#FFFFFF"/>
    </style:style>
    <style:style style:name="P42" style:parent-style-name="Normal" style:family="paragraph">
      <style:paragraph-properties fo:text-indent="0.3937in"/>
    </style:style>
    <style:style style:name="T43" style:parent-style-name="Fonteparág.padrão" style:family="text">
      <style:text-properties fo:color="#222222" fo:background-color="#FFFFFF"/>
    </style:style>
    <style:style style:name="T44" style:parent-style-name="apple-converted-space" style:family="text">
      <style:text-properties fo:color="#222222" fo:background-color="#FFFFFF"/>
    </style:style>
    <style:style style:name="T45" style:parent-style-name="Forte" style:family="text">
      <style:text-properties fo:color="#222222" fo:background-color="#FFFFFF"/>
    </style:style>
    <style:style style:name="T46" style:parent-style-name="Forte" style:family="text">
      <style:text-properties fo:color="#222222" fo:background-color="#FFFFFF"/>
    </style:style>
    <style:style style:name="T47" style:parent-style-name="apple-converted-space" style:family="text">
      <style:text-properties fo:font-weight="bold" style:font-weight-asian="bold" style:font-weight-complex="bold" fo:color="#222222" fo:background-color="#FFFFFF"/>
    </style:style>
    <style:style style:name="T48" style:parent-style-name="Fonteparág.padrão" style:family="text">
      <style:text-properties fo:color="#222222" fo:background-color="#FFFFFF"/>
    </style:style>
    <style:style style:name="T49" style:parent-style-name="Fonteparág.padrão" style:family="text">
      <style:text-properties fo:color="#222222" fo:background-color="#FFFFFF" fo:language="en" fo:country="US"/>
    </style:style>
    <style:style style:name="P50" style:parent-style-name="Normal" style:family="paragraph">
      <style:paragraph-properties fo:text-indent="0.3937in"/>
      <style:text-properties fo:color="#222222" fo:background-color="#FFFFFF" fo:language="en" fo:country="US"/>
    </style:style>
    <style:style style:name="P51" style:parent-style-name="Normal" style:family="paragraph">
      <style:paragraph-properties fo:text-indent="0.3937in"/>
    </style:style>
    <style:style style:name="T52" style:parent-style-name="Fonteparág.padrão" style:family="text">
      <style:text-properties fo:color="#222222" fo:background-color="#FFFFFF" fo:language="en" fo:country="US"/>
    </style:style>
    <style:style style:name="T53" style:parent-style-name="apple-converted-space" style:family="text">
      <style:text-properties fo:color="#222222" fo:background-color="#FFFFFF" fo:language="en" fo:country="US"/>
    </style:style>
    <style:style style:name="T54" style:parent-style-name="Forte" style:family="text">
      <style:text-properties fo:color="#222222" fo:background-color="#FFFFFF" fo:language="en" fo:country="US"/>
    </style:style>
    <style:style style:name="T55" style:parent-style-name="apple-converted-space" style:family="text">
      <style:text-properties fo:font-weight="bold" style:font-weight-asian="bold" style:font-weight-complex="bold" fo:color="#222222" fo:background-color="#FFFFFF" fo:language="en" fo:country="US"/>
    </style:style>
    <style:style style:name="T56" style:parent-style-name="Fonteparág.padrão" style:family="text">
      <style:text-properties fo:color="#222222" fo:background-color="#FFFFFF"/>
    </style:style>
    <style:style style:name="P57" style:parent-style-name="Normal" style:family="paragraph">
      <style:paragraph-properties fo:text-indent="0.3937in"/>
      <style:text-properties fo:color="#222222" fo:background-color="#FFFFFF"/>
    </style:style>
  </office:automatic-styles>
  <office:body>
    <office:text text:use-soft-page-breaks="true">
      <text:p text:style-name="P1">CEREDA, PAULO.<text:s/><text:span text:style-name="T2">Generating LaTeX code with a template engine</text:span>. S.l., 2012 Disponível em: &lt;http://tex.blogoverflow.com/2012/03/generating-latex-code-with-a-template-engine/<text:span text:style-name="T3">&gt;</text:span><text:s/>Acesso em: 2014</text:p>
      <text:p text:style-name="P4"/>
      <text:p text:style-name="P5"><text:span text:style-name="T6">LEHMAN, M. M.; BELADY, L. A..</text:span><text:span text:style-name="T7"> </text:span><text:span text:style-name="T8">Program Evolution:</text:span><text:span text:style-name="T9"> </text:span><text:span text:style-name="T10">Processes<text:s/></text:span><text:span text:style-name="T11">of Software Change.<text:s/></text:span><text:span text:style-name="T12">Londres: Academic Press, 1985.</text:span></text:p>
      <text:p text:style-name="P13"/>
      <text:p text:style-name="P14">NIXO-SOFT.<text:s/><text:span text:style-name="T15">Java LaTeX Report – Tutorial</text:span>. Disponível em: &lt;http://www.nixo-soft.de/tutorials/jlr/JLRTutorial.html.&gt;<text:s/><text:span text:style-name="T16">Acesso em:<text:s/></text:span><text:span text:style-name="T17">08 nov.</text:span><text:span text:style-name="T18"><text:s/>2015.</text:span></text:p>
      <text:p text:style-name="P19"/>
      <text:p text:style-name="P20"><text:span text:style-name="T21">MITTELBACH, Frank; GOOSSENS, Michel.</text:span><text:span text:style-name="T22"> </text:span><text:span text:style-name="T23">The LaTEX Companion.</text:span><text:span text:style-name="T24"> </text:span><text:span text:style-name="T25">2. ed. S.l: Addison-wesley, 2004.</text:span></text:p>
      <text:p text:style-name="P26"/>
      <text:p text:style-name="P27"><text:span text:style-name="T28">OETIKER, TOBIAS et. al.<text:s/></text:span><text:span text:style-name="T29">The Not So Short Introduction to LaTeX2e</text:span><text:span text:style-name="T30">.</text:span><text:span text:style-name="T31"><text:s/></text:span>S.l.: s.n. 2015. Disponível em: &lt; https://tobi.oetiker.ch/lshort/lshort.pdf&gt;<text:s/>Acesso em:<text:s/><text:span text:style-name="T32">0</text:span><text:span text:style-name="T33">8 nov. 2015.</text:span></text:p>
      <text:p text:style-name="P34"/>
      <text:p text:style-name="P35"><text:span text:style-name="T36">RICE ,Frank.</text:span><text:span text:style-name="T37"> </text:span><text:span text:style-name="T38">Introduzindo os formatos de arquivo XML abertos do Microsoft Office (2007).</text:span><text:span text:style-name="T39"> </text:span><text:span text:style-name="T40">Disponível em: &lt;https://msdn.microsoft.com/pt-br/library/aa338205(v=office.12).aspx&gt;. Acesso em: 08 nov. 2015.</text:span></text:p>
      <text:p text:style-name="P41"/>
      <text:p text:style-name="P42"><text:span text:style-name="T43">TELES, Vinícius Manhães.</text:span><text:span text:style-name="T44"> </text:span><text:span text:style-name="T45">EXTREME<text:s/></text:span><text:span text:style-name="T46">PROGRAMMING.</text:span><text:span text:style-name="T47"> </text:span><text:span text:style-name="T48">Disponível em: &lt;http://www.desenvolvimentoagil.com.br/xp/&gt;.<text:s/></text:span><text:span text:style-name="T49">Acesso em: 08 nov. 2015.</text:span></text:p>
      <text:p text:style-name="P50"/>
      <text:p text:style-name="P51"><text:span text:style-name="T52">WELLS, Don.</text:span><text:span text:style-name="T53"> </text:span><text:span text:style-name="T54">Extreme Programming: A gentle introduction.</text:span><text:span text:style-name="T55"> </text:span><text:span text:style-name="T56">Disponível em: &lt;http://www.extremeprogramming.org&gt;. Acesso em: 08 nov. 2015.</text:span></text:p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416in">
        <style:tab-stops>
          <style:tab-stop style:type="left" style:position="-1.1in"/>
        </style:tab-stops>
      </style:paragraph-properties>
      <style:text-properties style:font-name-complex="Arial" fo:font-weight="bold" style:font-weight-asian="bold" style:font-weight-complex="bold" style:letter-kerning="true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style:font-style-complex="italic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margin-bottom="0in" fo:line-height="150%"/>
      <style:text-properties style:font-name="Times New Roman" style:font-name-asian="Times New Roman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style:style style:name="WW_CharLFO1LVL2" style:family="text">
      <style:text-properties fo:font-style="normal" style:font-style-asian="normal"/>
    </style:style>
    <text:list-style style:name="WW_OutlineListStyle_2" style:display-name="WW_OutlineListStyle_2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list-level-style-number>
      <text:list-level-style-number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Arial" fo:font-weight="bold" style:font-weight-asian="bold" style:font-weight-complex="bold" style:letter-kerning="true" fo:font-size="12pt" style:font-size-asian="12pt" style:font-size-complex="16pt" fo:language="pt" fo:country="BR" style:language-asian="pt" style:country-asian="BR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Arial" fo:font-weight="bold" style:font-weight-asian="bold" style:font-weight-complex="bold" style:font-style-complex="italic" fo:font-size="12pt" style:font-size-asian="12pt" style:font-size-complex="14pt" fo:language="pt" fo:country="BR" style:language-asian="pt" style:country-asian="BR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3pt" style:font-size-asian="13pt" style:font-size-complex="13pt" fo:language="pt" fo:country="BR" style:language-asian="pt" style:country-asian="BR"/>
    </style:style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pt" fo:country="BR" style:language-asian="pt" style:country-asian="BR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language="pt" fo:country="BR" style:language-asian="pt" style:country-asian="BR"/>
    </style:style>
    <style:style style:name="Título7Char" style:display-name="Título 7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fo:language="pt" fo:country="BR" style:language-asian="pt" style:country-asian="BR"/>
    </style:style>
    <style:style style:name="Título8Char" style:display-name="Título 8 Char" style:family="text" style:parent-style-name="Fonteparág.padrão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language="pt" fo:country="BR" style:language-asian="pt" style:country-asian="BR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Arial" fo:language="pt" fo:country="BR" style:language-asian="pt" style:country-asian="BR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/>
    <style:style style:name="Forte" style:display-name="Forte" style:family="text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WW_CharLFO2LVL2" style:family="text">
      <style:text-properties fo:font-style="normal" style:font-style-asian="normal"/>
    </style:style>
    <text:list-style style:name="WW_OutlineListStyle_1" style:display-name="WW_OutlineListStyle_1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list-level-style-number>
      <text:list-level-style-number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style:style style:name="WW_CharLFO3LVL2" style:family="text">
      <style:text-properties fo:font-style="normal" style:font-style-asian="normal"/>
    </style:style>
    <text:list-style style:name="WW_OutlineListStyle" style:display-name="WW_OutlineListStyle">
      <text:list-level-style-number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list-level-style-number>
      <text:list-level-style-number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list-level-style-number>
      <text:list-level-style-number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style="normal" style:font-style-asian="normal"/>
    </style:style>
    <text:outline-style style:name="WW_OutlineListStyle_3">
      <text:outline-level-style text:level="1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.25in" text:min-label-width="0.4in" text:list-level-position-and-space-mode="label-alignment">
          <style:list-level-label-alignment text:label-followed-by="listtab" fo:margin-left="0.65in" fo:text-indent="-0.4in"/>
        </style:list-level-properties>
      </text:outline-level-style>
      <text:outline-level-style text:level="3" style:num-format="1" text:display-levels="3">
        <style:list-level-properties text:space-before="0.8861in" text:min-label-width="0.5in" text:list-level-position-and-space-mode="label-alignment">
          <style:list-level-label-alignment text:label-followed-by="listtab" fo:margin-left="1.3861in" fo:text-indent="-0.5in"/>
        </style:list-level-properties>
      </text:outline-level-style>
      <text:outline-level-style text:level="4" style:num-format="1" text:display-levels="4">
        <style:list-level-properties text:space-before="0.25in" text:min-label-width="0.6in" text:list-level-position-and-space-mode="label-alignment">
          <style:list-level-label-alignment text:label-followed-by="listtab" fo:margin-left="0.85in" fo:text-indent="-0.6in"/>
        </style:list-level-properties>
      </text:outline-level-style>
      <text:outline-level-style text:level="6" style:num-format="1" text:display-levels="6">
        <style:list-level-properties text:space-before="0.25in" text:min-label-width="0.8in" text:list-level-position-and-space-mode="label-alignment">
          <style:list-level-label-alignment text:label-followed-by="listtab" fo:margin-left="1.05in" fo:text-indent="-0.8in"/>
        </style:list-level-properties>
      </text:outline-level-style>
      <text:outline-level-style text:level="7" style:num-format="1" text:display-levels="7">
        <style:list-level-properties text:space-before="0.25in" text:min-label-width="0.9in" text:list-level-position-and-space-mode="label-alignment">
          <style:list-level-label-alignment text:label-followed-by="listtab" fo:margin-left="1.15in" fo:text-indent="-0.9in"/>
        </style:list-level-properties>
      </text:outline-level-style>
      <text:outline-level-style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outline-level-style>
      <text:outline-level-style text:level="9" style:num-format="1" text:display-levels="9">
        <style:list-level-properties text:space-before="0.25in" text:min-label-width="1.1in" text:list-level-position-and-space-mode="label-alignment">
          <style:list-level-label-alignment text:label-followed-by="listtab" fo:margin-left="1.35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Mascarini Galindo</meta:initial-creator>
    <dc:creator>Denis Martinoni</dc:creator>
    <meta:creation-date>2015-11-09T08:32:00Z</meta:creation-date>
    <dc:date>2015-11-22T15:46:00Z</dc:date>
    <meta:template xlink:href="Normal.dotm" xlink:type="simple"/>
    <meta:editing-cycles>8</meta:editing-cycles>
    <meta:editing-duration>PT1080S</meta:editing-duration>
    <meta:document-statistic meta:page-count="1" meta:paragraph-count="2" meta:word-count="174" meta:character-count="1166" meta:row-count="8" meta:non-whitespace-character-count="994"/>
  </office:meta>
</office:document-meta>
</file>